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fill-gradient-name="Gradient_20_1" draw:fill-hatch-name="Black_20_0_20_Degrees" draw:fill-image-name="Empty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center" draw:textarea-vertical-align="bottom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cm" svg:height="18.15cm" svg:x="1.99cm" svg:y="1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7" draw:layer="layout" svg:width="0.66cm" svg:height="1.98cm" draw:transform="rotate (1.5707963267946) translate (1.33cm 10.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id="id28" draw:layer="layout" svg:width="0.66cm" svg:height="1.98cm" draw:transform="rotate (1.5707963267946) translate (24.76cm 10.9cm)">
          <text:p/>
          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4.95cm" svg:height="3.3cm" svg:x="4.3cm" svg:y="2.32cm">
          <text:p text:style-name="P1"><text:span text:style-name="T1">Clock 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29cm" svg:height="1.32cm" svg:x="11.23cm" svg:y="2.32cm">
          <text:p text:style-name="P3"><text:span text:style-name="T2">Jtag Head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3" draw:layer="layout" svg:width="0.66cm" svg:height="1.98cm" draw:transform="rotate (1.5707963267946) translate (1.33cm 3.9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0.13cm" svg:height="9.9cm" svg:x="3.97cm" svg:y="6.94cm">
          <text:p text:style-name="P2"><text:span text:style-name="T1">DSP 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2" draw:layer="layout" svg:width="5.61cm" svg:height="5.28cm" svg:x="10.9cm" svg:y="8.59cm">
          <text:p text:style-name="P1">Spartan-3E</text:p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id="id22" draw:layer="layout" svg:width="4.29cm" svg:height="1.32cm" svg:x="4.63cm" svg:y="3.97cm">
          <text:p text:style-name="P1"><text:span text:style-name="T2">Oscillator</text:span></text:p>
          <text:p text:style-name="P1"><text:span text:style-name="T2">(50MHz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22cm" svg:height="1.98cm" svg:x="2.98cm" svg:y="17.5cm">
          <text:p text:style-name="P1"><text:span text:style-name="T3">Switch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0.66cm" svg:height="0.99cm" svg:x="3.64cm" svg:y="17.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0.659cm" svg:height="0.99cm" svg:x="4.961cm" svg:y="17.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0.66cm" svg:height="0.99cm" svg:x="6.28cm" svg:y="17.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0.66cm" svg:height="0.99cm" svg:x="7.6cm" svg:y="17.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0.66cm" svg:height="0.99cm" svg:x="8.92cm" svg:y="17.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0.66cm" svg:height="0.99cm" svg:x="10.24cm" svg:y="17.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0.66cm" svg:height="0.99cm" svg:x="11.56cm" svg:y="17.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9" draw:layer="layout" svg:width="0.66cm" svg:height="0.99cm" svg:x="12.88cm" svg:y="17.83cm">
          <text:p/>
          <draw:enhanced-geometry svg:viewBox="0 0 21600 21600" draw:type="rectangle" draw:enhanced-path="M 0 0 L 21600 0 21600 21600 0 21600 0 0 Z N"/>
        </draw:custom-shape>
        <draw:rect draw:style-name="gr6" draw:text-style-name="P5" draw:id="id21" draw:layer="layout" svg:width="1.65cm" svg:height="0.33cm" svg:x="4.63cm" svg:y="3.31cm">
          <text:p text:style-name="P5"><text:span text:style-name="T4">cap 0.01uF</text:span></text:p>
        </draw:rect>
        <draw:custom-shape draw:style-name="gr2" draw:text-style-name="P1" draw:id="id14" draw:layer="layout" svg:width="0.33cm" svg:height="0.33cm" svg:x="11.56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6" draw:layer="layout" svg:width="0.33cm" svg:height="0.33cm" svg:x="12.88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5" draw:layer="layout" svg:width="0.33cm" svg:height="0.33cm" svg:x="12.22cm" svg:y="2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17" draw:layer="layout" svg:width="0.33cm" svg:height="0.33cm" svg:x="13.54cm" svg:y="2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18" draw:layer="layout" svg:width="0.33cm" svg:height="0.33cm" svg:x="14.2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9" draw:layer="layout" svg:width="0.33cm" svg:height="0.33cm" svg:x="14.86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59cm" svg:height="8.58cm" svg:x="9.91cm" svg:y="7.6cm">
          <text:p text:style-name="P3"><text:span text:style-name="T2">FPGA 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5" draw:id="id13" draw:layer="layout" svg:width="1.98cm" svg:height="0.33cm" draw:transform="rotate (1.5707963267946) translate (10.24cm 13.87cm)">
          <text:p text:style-name="P5"><text:span text:style-name="T4">decoup caps</text:span></text:p>
        </draw:rect>
        <draw:custom-shape draw:style-name="gr4" draw:text-style-name="P1" draw:id="id20" draw:layer="layout" svg:width="9.57cm" svg:height="0.99cm" svg:x="16.18cm" svg:y="1.33cm">
          <text:p text:style-name="P1">40-Pin Extension Connector</text:p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2.64cm" svg:height="1.32cm" svg:x="14.2cm" svg:y="14.2cm">
          <text:p text:style-name="P1">SRAM</text:p>
          <draw:enhanced-geometry svg:viewBox="0 0 21600 21600" draw:type="rectangle" draw:enhanced-path="M 0 0 L 21600 0 21600 21600 0 21600 0 0 Z N"/>
        </draw:custom-shape>
        <draw:custom-shape draw:style-name="gr4" draw:text-style-name="P6" draw:id="id24" draw:layer="layout" svg:width="0.66cm" svg:height="0.33cm" draw:transform="rotate (1.5707963267946) translate (2.98cm 4.96cm)">
          <text:p text:style-name="P6"><text:span text:style-name="T5">p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id="id11" draw:layer="layout" svg:width="0.66cm" svg:height="0.66cm" svg:x="13.21cm" svg:y="14.2cm">
          <text:p text:style-name="P1"><text:span text:style-name="T5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id="id3" draw:layer="layout" draw:line-skew="1.56cm" svg:x1="3.97cm" svg:y1="17.83cm" svg:x2="11.631cm" svg:y2="13.89cm" draw:start-shape="id1" draw:start-glue-point="0" svg:d="m3970 17830v-660h7661v-3280">
          <text:p/>
        </draw:connector>
        <draw:connector draw:style-name="gr7" draw:text-style-name="P1" draw:layer="layout" draw:line-skew="3.781cm" svg:x1="5.29cm" svg:y1="17.83cm" svg:x2="11.631cm" svg:y2="13.89cm" draw:start-shape="id2" draw:start-glue-point="0" draw:end-shape="id3" draw:end-glue-point="3" svg:d="m5290 17830v-660h6341v-3280">
          <text:p/>
        </draw:connector>
        <draw:connector draw:style-name="gr7" draw:text-style-name="P1" draw:layer="layout" draw:line-skew="3.781cm" svg:x1="6.61cm" svg:y1="17.83cm" svg:x2="11.631cm" svg:y2="13.89cm" draw:start-shape="id4" draw:start-glue-point="0" draw:end-shape="id3" draw:end-glue-point="3" svg:d="m6610 17830v-660h5021v-3280">
          <text:p/>
        </draw:connector>
        <draw:connector draw:style-name="gr7" draw:text-style-name="P1" draw:layer="layout" draw:line-skew="3.781cm" svg:x1="7.93cm" svg:y1="17.83cm" svg:x2="11.631cm" svg:y2="13.89cm" draw:start-shape="id5" draw:start-glue-point="0" draw:end-shape="id3" draw:end-glue-point="3" svg:d="m7930 17830v-660h3701v-3280">
          <text:p/>
        </draw:connector>
        <draw:connector draw:style-name="gr7" draw:text-style-name="P1" draw:layer="layout" draw:line-skew="3.781cm" svg:x1="9.25cm" svg:y1="17.83cm" svg:x2="11.631cm" svg:y2="13.89cm" draw:start-shape="id6" draw:start-glue-point="0" draw:end-shape="id3" draw:end-glue-point="3" svg:d="m9250 17830v-660h2381v-3280">
          <text:p/>
        </draw:connector>
        <draw:connector draw:style-name="gr7" draw:text-style-name="P1" draw:layer="layout" draw:line-skew="3.781cm" svg:x1="10.57cm" svg:y1="17.83cm" svg:x2="11.631cm" svg:y2="13.89cm" draw:start-shape="id7" draw:start-glue-point="0" draw:end-shape="id3" draw:end-glue-point="3" svg:d="m10570 17830v-660h1061v-3280">
          <text:p/>
        </draw:connector>
        <draw:connector draw:style-name="gr7" draw:text-style-name="P1" draw:layer="layout" draw:line-skew="3.781cm" svg:x1="11.89cm" svg:y1="17.83cm" svg:x2="11.631cm" svg:y2="13.89cm" draw:start-shape="id8" draw:start-glue-point="0" draw:end-shape="id3" draw:end-glue-point="3" svg:d="m11890 17830v-660h-259v-3280">
          <text:p/>
        </draw:connector>
        <draw:connector draw:style-name="gr7" draw:text-style-name="P1" draw:layer="layout" svg:x1="13.21cm" svg:y1="17.83cm" svg:x2="11.576cm" svg:y2="17.06cm" draw:start-shape="id9" draw:start-glue-point="0" svg:d="m13210 17830v-635h-1634v-135">
          <text:p/>
        </draw:connector>
        <draw:connector draw:style-name="gr7" draw:text-style-name="P1" draw:layer="layout" draw:line-skew="0.171cm" svg:x1="15.52cm" svg:y1="14.2cm" svg:x2="15.682cm" svg:y2="13.918cm" draw:start-shape="id10" draw:start-glue-point="0" svg:d="m15520 14200v-330h162v48">
          <text:p/>
        </draw:connector>
        <draw:connector draw:style-name="gr7" draw:text-style-name="P1" draw:layer="layout" svg:x1="13.539cm" svg:y1="14.2cm" svg:x2="13.705cm" svg:y2="13.87cm" draw:start-shape="id11" draw:start-glue-point="4" draw:end-shape="id12" draw:end-glue-point="2" svg:d="m13539 14200v-165h166v-165">
          <text:p/>
        </draw:connector>
        <draw:connector draw:style-name="gr7" draw:text-style-name="P1" draw:layer="layout" draw:line-skew="-0.171cm" svg:x1="10.57cm" svg:y1="12.88cm" svg:x2="10.887cm" svg:y2="12.871cm" draw:start-shape="id13" draw:start-glue-point="2" svg:d="m10570 12880h330v-9h-13">
          <text:p/>
        </draw:connector>
        <draw:connector draw:style-name="gr7" draw:text-style-name="P1" draw:layer="layout" svg:x1="11.724cm" svg:y1="3.31cm" svg:x2="13.705cm" svg:y2="8.59cm" draw:start-shape="id14" draw:start-glue-point="8" draw:end-shape="id12" draw:end-glue-point="0" svg:d="m11724 3310v2640h1981v2640">
          <text:p/>
        </draw:connector>
        <draw:connector draw:style-name="gr7" draw:text-style-name="P1" draw:layer="layout" svg:x1="12.384cm" svg:y1="3.31cm" svg:x2="13.705cm" svg:y2="8.59cm" draw:start-shape="id15" draw:start-glue-point="8" draw:end-shape="id12" draw:end-glue-point="0" svg:d="m12384 3310v2640h1321v2640">
          <text:p/>
        </draw:connector>
        <draw:connector draw:style-name="gr7" draw:text-style-name="P1" draw:layer="layout" svg:x1="13.044cm" svg:y1="3.31cm" svg:x2="13.705cm" svg:y2="8.59cm" draw:start-shape="id16" draw:start-glue-point="8" draw:end-shape="id12" draw:end-glue-point="0" svg:d="m13044 3310v2640h661v2640">
          <text:p/>
        </draw:connector>
        <draw:connector draw:style-name="gr7" draw:text-style-name="P1" draw:layer="layout" svg:x1="13.704cm" svg:y1="3.31cm" svg:x2="13.705cm" svg:y2="8.59cm" draw:start-shape="id17" draw:start-glue-point="8" draw:end-shape="id12" draw:end-glue-point="0" svg:d="m13704 3310v2640h1v2640">
          <text:p/>
        </draw:connector>
        <draw:connector draw:style-name="gr7" draw:text-style-name="P1" draw:layer="layout" svg:x1="14.364cm" svg:y1="3.31cm" svg:x2="13.705cm" svg:y2="8.59cm" draw:start-shape="id18" draw:start-glue-point="8" draw:end-shape="id12" draw:end-glue-point="0" svg:d="m14364 3310v2640h-659v2640">
          <text:p/>
        </draw:connector>
        <draw:connector draw:style-name="gr7" draw:text-style-name="P1" draw:layer="layout" svg:x1="15.024cm" svg:y1="3.31cm" svg:x2="13.705cm" svg:y2="8.59cm" draw:start-shape="id19" draw:start-glue-point="8" draw:end-shape="id12" draw:end-glue-point="0" svg:d="m15024 3310v2640h-1319v2640">
          <text:p/>
        </draw:connector>
        <draw:connector draw:style-name="gr7" draw:text-style-name="P1" draw:layer="layout" svg:x1="20.965cm" svg:y1="2.32cm" svg:x2="15.544cm" svg:y2="8.571cm" draw:start-shape="id20" draw:start-glue-point="2" svg:d="m20965 2320v3376h-5421v2875">
          <text:p/>
        </draw:connector>
        <draw:connector draw:style-name="gr7" draw:text-style-name="P1" draw:layer="layout" svg:x1="6.28cm" svg:y1="3.475cm" svg:x2="6.775cm" svg:y2="3.97cm" draw:start-shape="id21" draw:start-glue-point="1" draw:end-shape="id22" draw:end-glue-point="0" svg:d="m6280 3475h495v495">
          <text:p/>
        </draw:connector>
        <draw:connector draw:style-name="gr7" draw:text-style-name="P1" draw:layer="layout" svg:x1="3.31cm" svg:y1="3.639cm" svg:x2="4.63cm" svg:y2="4.63cm" draw:start-shape="id23" draw:start-glue-point="8" draw:end-shape="id22" draw:end-glue-point="3" svg:d="m3310 3639h661v991h659">
          <text:p/>
        </draw:connector>
        <draw:connector draw:style-name="gr7" draw:text-style-name="P1" draw:layer="layout" draw:line-skew="-0.172cm" svg:x1="3.31cm" svg:y1="4.63cm" svg:x2="3.31cm" svg:y2="3.639cm" draw:start-shape="id24" draw:start-glue-point="1" draw:end-shape="id23" draw:end-glue-point="8" svg:d="m3310 4630h330v-991h-330">
          <text:p/>
        </draw:connector>
        <draw:connector draw:style-name="gr7" draw:text-style-name="P1" draw:layer="layout" svg:x1="8.92cm" svg:y1="4.63cm" svg:x2="10.859cm" svg:y2="9.233cm" draw:start-shape="id22" draw:start-glue-point="1" svg:d="m8920 4630h1220v4603h719">
          <text:p/>
        </draw:connector>
        <draw:custom-shape draw:style-name="gr4" draw:text-style-name="P2" draw:id="id25" draw:layer="layout" svg:width="2.31cm" svg:height="2.84cm" svg:x="5.33cm" svg:y="9.38cm">
          <text:p text:style-name="P2"><text:span text:style-name="T1">ADC</text:span></text:p>
          <text:p text:style-name="P2"><text:span text:style-name="T1">(2-Channel</text:span></text:p>
          <text:p text:style-name="P2"><text:span text:style-name="T1">Serial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6" draw:layer="layout" svg:width="2.31cm" svg:height="2.84cm" svg:x="20.13cm" svg:y="9.38cm">
          <text:p text:style-name="P2"><text:span text:style-name="T1">DAC</text:span></text:p>
          <text:p text:style-name="P2"><text:span text:style-name="T1">(2-Channel</text:span></text:p>
          <text:p text:style-name="P2"><text:span text:style-name="T1">Serial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64cm" svg:y1="10.8cm" svg:x2="10.9cm" svg:y2="11.23cm" draw:start-shape="id25" draw:start-glue-point="1" draw:end-shape="id12" draw:end-glue-point="3" svg:d="m7640 10800h1630v430h1630">
          <text:p/>
        </draw:connector>
        <draw:connector draw:style-name="gr7" draw:text-style-name="P1" draw:layer="layout" svg:x1="20.13cm" svg:y1="10.8cm" svg:x2="16.51cm" svg:y2="11.23cm" draw:start-shape="id26" draw:start-glue-point="3" draw:end-shape="id12" draw:end-glue-point="1" svg:d="m20130 10800h-1810v430h-1810">
          <text:p/>
        </draw:connector>
        <draw:connector draw:style-name="gr7" draw:text-style-name="P1" draw:layer="layout" svg:x1="3.31cm" svg:y1="10.569cm" svg:x2="5.33cm" svg:y2="10.8cm" draw:start-shape="id27" draw:start-glue-point="8" draw:end-shape="id25" draw:end-glue-point="3" svg:d="m3310 10569h1011v231h1009">
          <text:p/>
        </draw:connector>
        <draw:connector draw:style-name="gr7" draw:text-style-name="P1" draw:layer="layout" svg:x1="22.44cm" svg:y1="10.8cm" svg:x2="24.76cm" svg:y2="10.569cm" draw:start-shape="id26" draw:start-glue-point="1" draw:end-shape="id28" draw:end-glue-point="6" svg:d="m22440 10800h1160v-231h1160">
          <text:p/>
        </draw:connector>
        <draw:custom-shape draw:style-name="gr2" draw:text-style-name="P1" draw:id="id29" draw:layer="layout" svg:width="0.33cm" svg:height="0.33cm" svg:x="8.26cm" svg:y="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0" draw:layer="layout" svg:width="0.33cm" svg:height="0.33cm" svg:x="19.15cm" svg:y="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8.424cm" svg:y1="10.24cm" svg:x2="8.489cm" svg:y2="10.748cm" draw:start-shape="id29" draw:start-glue-point="8" svg:d="m8424 10240v504h65v4">
          <text:p/>
        </draw:connector>
        <draw:connector draw:style-name="gr7" draw:text-style-name="P1" draw:layer="layout" svg:x1="19.314cm" svg:y1="10.24cm" svg:x2="19.403cm" svg:y2="10.721cm" draw:start-shape="id30" draw:start-glue-point="8" svg:d="m19314 10240v500h89v-19">
          <text:p/>
        </draw:connector>
        <draw:custom-shape draw:style-name="gr2" draw:text-style-name="P1" draw:id="id31" draw:layer="layout" svg:width="0.33cm" svg:height="0.33cm" svg:x="4.56cm" svg:y="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4.724cm" svg:y1="10.24cm" svg:x2="4.789cm" svg:y2="10.748cm" draw:start-shape="id31" draw:start-glue-point="8" svg:d="m4724 10240v504h65v4">
          <text:p/>
        </draw:connector>
        <draw:custom-shape draw:style-name="gr2" draw:text-style-name="P1" draw:id="id32" draw:layer="layout" svg:width="0.33cm" svg:height="0.33cm" svg:x="22.86cm" svg:y="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3.024cm" svg:y1="10.24cm" svg:x2="23.089cm" svg:y2="10.748cm" draw:start-shape="id32" draw:start-glue-point="8" svg:d="m23024 10240v504h65v4">
          <text:p/>
        </draw:connector>
        <draw:custom-shape draw:style-name="gr5" draw:text-style-name="P4" draw:layer="layout" svg:width="4.29cm" svg:height="1.98cm" svg:x="14.86cm" svg:y="17.5cm">
          <text:p text:style-name="P1"><text:span text:style-name="T3">Butt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33" draw:layer="layout" svg:width="0.66cm" svg:height="0.66cm" svg:x="15.19cm" svg:y="17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id="id34" draw:layer="layout" svg:width="0.66cm" svg:height="0.66cm" svg:x="16.18cm" svg:y="17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id="id35" draw:layer="layout" svg:width="0.66cm" svg:height="0.66cm" svg:x="17.17cm" svg:y="17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id="id36" draw:layer="layout" svg:width="0.66cm" svg:height="0.66cm" svg:x="18.16cm" svg:y="17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id="id39" draw:layer="layout" svg:width="0.66cm" svg:height="0.33cm" draw:transform="rotate (1.5707963267946) translate (20.14cm 18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61cm" svg:height="1.98cm" svg:x="19.81cm" svg:y="17.5cm">
          <text:p text:style-name="P1"><text:span text:style-name="T3">LED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40" draw:layer="layout" svg:width="0.66cm" svg:height="0.33cm" draw:transform="rotate (1.5707963267946) translate (20.8cm 18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id="id41" draw:layer="layout" svg:width="0.66cm" svg:height="0.33cm" draw:transform="rotate (1.5707963267946) translate (21.46cm 18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id="id42" draw:layer="layout" svg:width="0.66cm" svg:height="0.33cm" draw:transform="rotate (1.5707963267946) translate (22.12cm 18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id="id43" draw:layer="layout" svg:width="0.66cm" svg:height="0.33cm" draw:transform="rotate (1.5707963267946) translate (22.78cm 18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id="id44" draw:layer="layout" svg:width="0.66cm" svg:height="0.33cm" draw:transform="rotate (1.5707963267946) translate (23.44cm 18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id="id45" draw:layer="layout" svg:width="0.66cm" svg:height="0.33cm" draw:transform="rotate (1.5707963267946) translate (24.1cm 18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id="id46" draw:layer="layout" svg:width="0.66cm" svg:height="0.33cm" draw:transform="rotate (1.5707963267946) translate (24.76cm 18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159cm" svg:x1="15.519cm" svg:y1="17.83cm" svg:x2="16.509cm" svg:y2="17.83cm" draw:start-shape="id33" draw:start-glue-point="4" draw:end-shape="id34" draw:end-glue-point="4" svg:d="m15519 17830v-660h990v660">
          <text:p/>
        </draw:connector>
        <draw:connector draw:style-name="gr7" draw:text-style-name="P1" draw:id="id37" draw:layer="layout" draw:line-skew="-0.159cm" svg:x1="16.509cm" svg:y1="17.83cm" svg:x2="17.499cm" svg:y2="17.83cm" draw:start-shape="id34" draw:start-glue-point="4" draw:end-shape="id35" draw:end-glue-point="4" svg:d="m16509 17830v-660h990v660">
          <text:p/>
        </draw:connector>
        <draw:connector draw:style-name="gr7" draw:text-style-name="P1" draw:layer="layout" draw:line-skew="-0.159cm" svg:x1="17.499cm" svg:y1="17.83cm" svg:x2="18.489cm" svg:y2="17.83cm" draw:start-shape="id35" draw:start-glue-point="4" draw:end-shape="id36" draw:end-glue-point="4" svg:d="m17499 17830v-660h990v660">
          <text:p/>
        </draw:connector>
        <draw:connector draw:style-name="gr7" draw:text-style-name="P1" draw:id="id38" draw:layer="layout" svg:x1="17.004cm" svg:y1="17.329cm" svg:x2="18.163cm" svg:y2="15.682cm" draw:start-shape="id37" draw:start-glue-point="0" svg:d="m17004 17329v-1074h1159v-573">
          <text:p/>
        </draw:connector>
        <draw:connector draw:style-name="gr7" draw:text-style-name="P1" draw:layer="layout" draw:line-skew="-0.559cm" svg:x1="18.163cm" svg:y1="15.682cm" svg:x2="16.536cm" svg:y2="13.201cm" draw:start-shape="id38" draw:start-glue-point="3" svg:d="m18163 15682h-3v-2481h-1624">
          <text:p/>
        </draw:connector>
        <draw:connector draw:style-name="gr7" draw:text-style-name="P1" draw:layer="layout" draw:line-skew="-0.159cm" svg:x1="20.305cm" svg:y1="17.83cm" svg:x2="20.965cm" svg:y2="17.83cm" draw:start-shape="id39" draw:start-glue-point="0" draw:end-shape="id40" draw:end-glue-point="0" svg:d="m20305 17830v-660h660v660">
          <text:p/>
        </draw:connector>
        <draw:connector draw:style-name="gr7" draw:text-style-name="P1" draw:layer="layout" draw:line-skew="-0.159cm" svg:x1="20.965cm" svg:y1="17.83cm" svg:x2="21.625cm" svg:y2="17.83cm" draw:start-shape="id40" draw:start-glue-point="0" draw:end-shape="id41" draw:end-glue-point="0" svg:d="m20965 17830v-660h660v660">
          <text:p/>
        </draw:connector>
        <draw:connector draw:style-name="gr7" draw:text-style-name="P1" draw:layer="layout" draw:line-skew="-0.159cm" svg:x1="21.625cm" svg:y1="17.83cm" svg:x2="22.285cm" svg:y2="17.83cm" draw:start-shape="id41" draw:start-glue-point="0" draw:end-shape="id42" draw:end-glue-point="0" svg:d="m21625 17830v-660h660v660">
          <text:p/>
        </draw:connector>
        <draw:connector draw:style-name="gr7" draw:text-style-name="P1" draw:id="id47" draw:layer="layout" draw:line-skew="-0.159cm" svg:x1="22.285cm" svg:y1="17.83cm" svg:x2="22.945cm" svg:y2="17.83cm" draw:start-shape="id42" draw:start-glue-point="0" draw:end-shape="id43" draw:end-glue-point="0" svg:d="m22285 17830v-660h660v660">
          <text:p/>
        </draw:connector>
        <draw:connector draw:style-name="gr7" draw:text-style-name="P1" draw:layer="layout" draw:line-skew="-0.159cm" svg:x1="22.945cm" svg:y1="17.83cm" svg:x2="23.605cm" svg:y2="17.83cm" draw:start-shape="id43" draw:start-glue-point="0" draw:end-shape="id44" draw:end-glue-point="0" svg:d="m22945 17830v-660h660v660">
          <text:p/>
        </draw:connector>
        <draw:connector draw:style-name="gr7" draw:text-style-name="P1" draw:layer="layout" draw:line-skew="-0.159cm" svg:x1="23.605cm" svg:y1="17.83cm" svg:x2="24.265cm" svg:y2="17.83cm" draw:start-shape="id44" draw:start-glue-point="0" draw:end-shape="id45" draw:end-glue-point="0" svg:d="m23605 17830v-660h660v660">
          <text:p/>
        </draw:connector>
        <draw:connector draw:style-name="gr6" draw:text-style-name="P1" draw:layer="layout" draw:line-skew="-0.159cm" svg:x1="24.265cm" svg:y1="17.83cm" svg:x2="24.925cm" svg:y2="17.83cm" draw:start-shape="id45" draw:start-glue-point="0" draw:end-shape="id46" draw:end-glue-point="0" svg:d="m24265 17830v-660h660v660">
          <text:p text:style-name="P1"/>
        </draw:connector>
        <draw:connector draw:style-name="gr7" draw:text-style-name="P1" draw:id="id48" draw:layer="layout" svg:x1="22.615cm" svg:y1="17.329cm" svg:x2="22.627cm" svg:y2="12.871cm" draw:start-shape="id47" draw:start-glue-point="0" svg:d="m22615 17329v-2479h12v-1979">
          <text:p/>
        </draw:connector>
        <draw:connector draw:style-name="gr7" draw:text-style-name="P1" draw:layer="layout" draw:line-skew="0.219cm" svg:x1="22.627cm" svg:y1="12.871cm" svg:x2="16.536cm" svg:y2="12.292cm" draw:start-shape="id48" draw:start-glue-point="3" svg:d="m22627 12871v-321h-6091v-2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Black</meta:initial-creator>
    <meta:creation-date>2012-01-20T10:04:44</meta:creation-date>
    <meta:printed-by>Richard Black</meta:printed-by>
    <meta:print-date>2012-01-25T12:45:51</meta:print-date>
    <dc:date>2012-01-25T12:46:45</dc:date>
    <dc:creator>Richard Black</dc:creator>
    <meta:editing-duration>PT00H02M25S</meta:editing-duration>
    <meta:editing-cycles>1</meta:editing-cycles>
    <meta:document-statistic meta:object-count="95"/>
    <meta:generator>OpenOffice.org/3.1$Linux OpenOffice.org_project/310m19$Build-9420</meta:generator>
  </office:meta>
</office:document-meta>
</file>